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7adb" officeooo:paragraph-rsid="00157adb"/>
    </style:style>
    <style:style style:name="P2" style:family="paragraph" style:parent-style-name="Standard">
      <style:text-properties officeooo:rsid="0016e545" officeooo:paragraph-rsid="0016e545"/>
    </style:style>
    <style:style style:name="P3" style:family="paragraph" style:parent-style-name="Standard">
      <style:text-properties officeooo:rsid="001778e5" officeooo:paragraph-rsid="001778e5"/>
    </style:style>
    <style:style style:name="P4" style:family="paragraph" style:parent-style-name="Standard">
      <style:text-properties officeooo:rsid="00195394" officeooo:paragraph-rsid="00195394"/>
    </style:style>
    <style:style style:name="P5" style:family="paragraph" style:parent-style-name="Standard">
      <style:text-properties officeooo:rsid="001b8f46" officeooo:paragraph-rsid="001b8f46"/>
    </style:style>
    <style:style style:name="P6" style:family="paragraph" style:parent-style-name="Standard">
      <style:text-properties officeooo:rsid="001d19e9" officeooo:paragraph-rsid="001d19e9"/>
    </style:style>
    <style:style style:name="T1" style:family="text">
      <style:text-properties officeooo:rsid="001778e5"/>
    </style:style>
    <style:style style:name="T2" style:family="text">
      <style:text-properties officeooo:rsid="001a6859"/>
    </style:style>
    <style:style style:name="T3" style:family="text">
      <style:text-properties officeooo:rsid="001b8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1"/>
      <text:p text:style-name="P3">Ejercicio 1:</text:p>
      <text:p text:style-name="P1"/>
      <text:p text:style-name="P2">AUTOR (#código, nombre) siendo:</text:p>
      <text:p text:style-name="P2"><text:tab/>código entero no nulo</text:p>
      <text:p text:style-name="P2"><text:tab/>nombre cadena no nulo</text:p>
      <text:p text:style-name="P2"><text:tab/>PK (código)</text:p>
      <text:p text:style-name="P2"/>
      <text:p text:style-name="P2">LIBRO (#código, título, ISBN, editorial, páginas) siendo:</text:p>
      <text:p text:style-name="P2"><text:tab/><text:span text:style-name="T1">código entero no nulo</text:span></text:p>
      <text:p text:style-name="P2"><text:tab/><text:span text:style-name="T1">título cadena no nulo</text:span></text:p>
      <text:p text:style-name="P2"><text:tab/><text:span text:style-name="T1">ISBN entero no nulo</text:span></text:p>
      <text:p text:style-name="P2"><text:tab/><text:span text:style-name="T1">editorial cadena no nulo</text:span></text:p>
      <text:p text:style-name="P2"><text:tab/><text:span text:style-name="T1">páginas entero no nulo</text:span></text:p>
      <text:p text:style-name="P2"><text:tab/><text:span text:style-name="T1">PK(código)</text:span></text:p>
      <text:p text:style-name="P2"/>
      <text:p text:style-name="P3">ESCRIBE (#código_autor, #código_libro) siendo</text:p>
      <text:p text:style-name="P3"><text:tab/>código_autor entero no nulo</text:p>
      <text:p text:style-name="P3"><text:tab/>código_libro entero no nulo</text:p>
      <text:p text:style-name="P3"><text:tab/>PK(Código_autor, código_libro)</text:p>
      <text:p text:style-name="P3"><text:tab/>FK(Código_autor / AUTOR(código))</text:p>
      <text:p text:style-name="P3"><text:tab/>FK(Código_libro / LIBRO(código))</text:p>
      <text:p text:style-name="P3"/>
      <text:p text:style-name="P3">EJEMPLAR (#Código, #código_libro, localización) siendo</text:p>
      <text:p text:style-name="P3"><text:tab/>Código entero no nulo</text:p>
      <text:p text:style-name="P3"><text:tab/>código_libro entero no nulo</text:p>
      <text:p text:style-name="P3"><text:tab/>localización cadena no nulo</text:p>
      <text:p text:style-name="P3"><text:tab/>PK(Código)</text:p>
      <text:p text:style-name="P3"><text:tab/>FK(código_libro / LIBRO(Código))</text:p>
      <text:p text:style-name="P3"/>
      <text:p text:style-name="P4">SACA (#código_usuario, #código_ejemplar, fecha_devolución, #fecha_préstamo)</text:p>
      <text:p text:style-name="P4"><text:tab/>código_usuario entero no nulo</text:p>
      <text:p text:style-name="P4"><text:tab/>código_ejemplar entero no nulo</text:p>
      <text:p text:style-name="P4"><text:tab/>fecha_devolución entero no nulo</text:p>
      <text:p text:style-name="P4"><text:tab/>fecha_préstamo entero no nulo</text:p>
      <text:p text:style-name="P4"><text:tab/>PK(código_usuario, código_ejemplar, fecha_préstamo)</text:p>
      <text:p text:style-name="P4"><text:tab/>FK(código_usuario / USUARIO(código))</text:p>
      <text:p text:style-name="P4"><text:tab/>FK(código_ejemplar / EJEMPLAR(código))</text:p>
      <text:p text:style-name="P3"/>
      <text:p text:style-name="P3">USUARIO (#Código, nombre, tfno, dirección)</text:p>
      <text:p text:style-name="P3"><text:tab/>Código entero no nulo</text:p>
      <text:p text:style-name="P3"><text:tab/>Nombre cadena no nulo</text:p>
      <text:p text:style-name="P3"><text:tab/>tfno entero no nulo</text:p>
      <text:p text:style-name="P3"><text:tab/>dirección cadena no nulo</text:p>
      <text:p text:style-name="P3"><text:tab/>PK(Código)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Ejercicio 2:</text:p>
      <text:p text:style-name="P3"/>
      <text:p text:style-name="P3">PROVEEDOR (#Código, nombre, apellidos, dirección, tfno) siendo:</text:p>
      <text:p text:style-name="P3"><text:tab/>código entero no nulo</text:p>
      <text:p text:style-name="P3"><text:tab/>nombre cadena no nulo</text:p>
      <text:p text:style-name="P3"><text:tab/>apellidos cadena no nulo</text:p>
      <text:p text:style-name="P3"><text:tab/>dirección cadena no nulo</text:p>
      <text:p text:style-name="P3"><text:tab/>tfno entero no nulo</text:p>
      <text:p text:style-name="P3"/>
      <text:p text:style-name="P4">SUMINISTRA (#Código_proveedor, #código_producto)</text:p>
      <text:p text:style-name="P4"><text:tab/>código_proveedor entero no nulo</text:p>
      <text:p text:style-name="P4"><text:tab/>código_producto entero no nulo</text:p>
      <text:p text:style-name="P4"><text:tab/>FK (código_proveedor / PROVEEDOR(código))</text:p>
      <text:p text:style-name="P4"><text:tab/>FK (código_producto / PRODUCTO(código))</text:p>
      <text:p text:style-name="P4"/>
      <text:p text:style-name="P4">PRODUCTO (#Código, descripción, existencias, precio)</text:p>
      <text:p text:style-name="P4"><text:tab/>código entero no nulo</text:p>
      <text:p text:style-name="P4"><text:tab/>descripción cadena no nnulo</text:p>
      <text:p text:style-name="P4"><text:tab/>existencias entero no nulo</text:p>
      <text:p text:style-name="P4"><text:tab/>precio entero no nulo</text:p>
      <text:p text:style-name="P4"/>
      <text:p text:style-name="P4">COMPRA (#código_producto, #código_cliente, #fecha_compra)</text:p>
      <text:p text:style-name="P4"><text:tab/>código_producto entero no nulo</text:p>
      <text:p text:style-name="P4"><text:tab/>código_cliente entero no nulo</text:p>
      <text:p text:style-name="P4"><text:tab/>fecha_compra entero no nulo</text:p>
      <text:p text:style-name="P4"><text:tab/>PK (código_producto, código_cliente, fecha_compra)</text:p>
      <text:p text:style-name="P4"><text:tab/>FK (código_producto / PRODUCTO(código))</text:p>
      <text:p text:style-name="P4"><text:tab/>FK (código_cliente / CLIENTE(código))</text:p>
      <text:p text:style-name="P4"/>
      <text:p text:style-name="P4">CLIENTE <text:span text:style-name="T2">(#código, </text:span><text:span text:style-name="T3">apellidos, dirección, nombre, tfno)</text:span></text:p>
      <text:p text:style-name="P4"><text:tab/><text:span text:style-name="T3">código entero no nulo</text:span></text:p>
      <text:p text:style-name="P5"><text:tab/>apellidos cadena no nulo</text:p>
      <text:p text:style-name="P5"><text:tab/>dirección cadena no nulo</text:p>
      <text:p text:style-name="P5"><text:tab/>nombre cadena no nulo</text:p>
      <text:p text:style-name="P5"><text:tab/>ffno entero no nulo</text:p>
      <text:p text:style-name="P5"><text:tab/>PK (código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jercicio 3:</text:p>
      <text:p text:style-name="P6"/>
      <text:p text:style-name="P6">PROFESOR (#dni, nombre, tfno, dirección)</text:p>
      <text:p text:style-name="P6"><text:tab/>dni entero no nulo<text:tab/></text:p>
      <text:p text:style-name="P6"><text:tab/>nombre cadena no nulo</text:p>
      <text:p text:style-name="P6"><text:tab/>tfno entero no nulo</text:p>
      <text:p text:style-name="P6"><text:tab/>dirección cadena no nulo</text:p>
      <text:p text:style-name="P6"><text:tab/>PK (dni)</text:p>
      <text:p text:style-name="P6"/>
      <text:p text:style-name="P6">MÓDULO (#código, nombre, #dni)</text:p>
      <text:p text:style-name="P6"><text:tab/>código entero no nulo</text:p>
      <text:p text:style-name="P6"><text:tab/>nombre cadena no nulo</text:p>
      <text:p text:style-name="P6"><text:tab/>dni entero no nulo</text:p>
      <text:p text:style-name="P6"><text:tab/>PK (código)</text:p>
      <text:p text:style-name="P6"><text:tab/>FK (dni / PROFESOR(dni))</text:p>
      <text:p text:style-name="P6"/>
      <text:p text:style-name="P6">CURSA (#código, #expediente)</text:p>
      <text:p text:style-name="P6"><text:tab/>código entero no nulo</text:p>
      <text:p text:style-name="P6"><text:tab/>expediente cadena no nulo</text:p>
      <text:p text:style-name="P6"><text:tab/>PK (código, expediente)</text:p>
      <text:p text:style-name="P6"><text:tab/>FK (código / MÓDULO(código))</text:p>
      <text:p text:style-name="P6"><text:tab/>FK (expediente / ALUMNO(expediente))</text:p>
      <text:p text:style-name="P6"/>
      <text:p text:style-name="P6">ALUMNO (#expediente, nombre, fecha_nac, apellidos, expediente_delegado)</text:p>
      <text:p text:style-name="P6"><text:tab/>expediente cadena no nulo</text:p>
      <text:p text:style-name="P6"><text:tab/>nombre cadena no nulo</text:p>
      <text:p text:style-name="P6"><text:tab/>fecha_nac entero no nulo</text:p>
      <text:p text:style-name="P6"><text:tab/>apellidos cadena no nulo</text:p>
      <text:p text:style-name="P6"><text:tab/>PK(expediente)</text:p>
      <text:p text:style-name="P6"><text:tab/>FK(expediente_delegado/ALUMNO(expediente)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2:39:06.939830836</meta:creation-date>
    <dc:date>2021-11-17T13:21:29.238785356</dc:date>
    <meta:editing-duration>PT18M3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3" meta:paragraph-count="96" meta:word-count="357" meta:character-count="2796" meta:non-whitespace-character-count="2457"/>
  </office:meta>
</office:document-meta>
</file>